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wl2titdrrrqzUzAVDLM6eu6TFsj5q93Sov0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20:28:16.977542321</meta:creation-date>
    <dc:date>2022-09-19T20:28:38.847213681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5.2$Linux_X86_64 LibreOffice_project/30$Build-2</meta:generator>
  </office:meta>
</office:document-meta>
</file>